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8E0000003C4828CEDE2640A378.png" manifest:media-type="image/png"/>
  <manifest:file-entry manifest:full-path="Pictures/10000201000003950000006B881B34010A53D6E0.png" manifest:media-type="image/png"/>
  <manifest:file-entry manifest:full-path="Pictures/100000000000006D00000036711499343F6F4E12.png" manifest:media-type="image/png"/>
  <manifest:file-entry manifest:full-path="Pictures/100002010000013D0000017991745D3E91AC99AE.png" manifest:media-type="image/png"/>
  <manifest:file-entry manifest:full-path="Pictures/10000000000001370000029879D02FA7480BAC9F.png" manifest:media-type="image/png"/>
  <manifest:file-entry manifest:full-path="Pictures/100002010000020300000259BB1A21755ECED6A4.png" manifest:media-type="image/png"/>
  <manifest:file-entry manifest:full-path="Pictures/1000020100000392000001270798429C5B24ECA7.png" manifest:media-type="image/png"/>
  <manifest:file-entry manifest:full-path="Pictures/10000201000002D100000092039227BF61ACA796.png" manifest:media-type="image/png"/>
  <manifest:file-entry manifest:full-path="Pictures/100000000000006D000000669ADCE728C6787A8D.png" manifest:media-type="image/png"/>
  <manifest:file-entry manifest:full-path="Pictures/10000000000000FC0000008299844563A184CF3B.png" manifest:media-type="image/png"/>
  <manifest:file-entry manifest:full-path="Pictures/10000000000002420000006711357E3359D3643F.png" manifest:media-type="image/png"/>
  <manifest:file-entry manifest:full-path="Pictures/10000201000000A300000165143E46FFCC4F7ED5.png" manifest:media-type="image/png"/>
  <manifest:file-entry manifest:full-path="Pictures/1000000000000380000000BE0259E180FB398D61.png" manifest:media-type="image/png"/>
  <manifest:file-entry manifest:full-path="Pictures/1000000000000374000000735C9A3BE6E3EEF92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Index">
      <style:paragraph-properties fo:text-align="start" style:justify-single-word="false"/>
      <style:text-properties officeooo:rsid="0002d659" officeooo:paragraph-rsid="0002d659"/>
    </style:style>
    <style:style style:name="P51" style:family="paragraph" style:parent-style-name="Index">
      <style:paragraph-properties fo:text-align="start" style:justify-single-word="false"/>
      <style:text-properties officeooo:paragraph-rsid="0002d659"/>
    </style:style>
    <style:style style:name="P52" style:family="paragraph" style:parent-style-name="Illustration_20_Index_20_1">
      <style:paragraph-properties>
        <style:tab-stops>
          <style:tab-stop style:position="17.013cm" style:type="right" style:leader-style="dotted" style:leader-text="."/>
        </style:tab-stops>
      </style:paragraph-properties>
    </style:style>
    <style:style style:name="P53" style:family="paragraph" style:parent-style-name="Standard">
      <style:text-properties officeooo:rsid="000b5804" officeooo:paragraph-rsid="003596f7"/>
    </style:style>
    <style:style style:name="P54" style:family="paragraph" style:parent-style-name="Standard" style:master-page-name="First_20_Page">
      <style:paragraph-properties style:page-number="auto"/>
    </style:style>
    <style:style style:name="P55" style:family="paragraph" style:parent-style-name="Heading">
      <style:paragraph-properties fo:text-align="center" style:justify-single-word="false"/>
      <style:text-properties fo:font-weight="bold" style:font-weight-asian="bold" style:font-weight-complex="bold"/>
    </style:style>
    <style:style style:name="P56" style:family="paragraph" style:parent-style-name="Text_20_body">
      <style:text-properties style:font-name="Times New Roman" officeooo:rsid="02c07c14"/>
    </style:style>
    <style:style style:name="P57" style:family="paragraph" style:parent-style-name="Text_20_body" style:list-style-name="L1">
      <style:text-properties style:font-name="Times New Roman" officeooo:rsid="02c07c14" officeooo:paragraph-rsid="02c07c14"/>
    </style:style>
    <style:style style:name="P58" style:family="paragraph" style:parent-style-name="Text_20_body" style:list-style-name="L1">
      <style:text-properties style:font-name="Times New Roman" officeooo:rsid="02c07c14" officeooo:paragraph-rsid="02d79272"/>
    </style:style>
    <style:style style:name="P59" style:family="paragraph" style:parent-style-name="Text_20_body" style:list-style-name="L1">
      <style:text-properties style:font-name="Times New Roman" officeooo:rsid="02c694e2" officeooo:paragraph-rsid="02c694e2"/>
    </style:style>
    <style:style style:name="P60" style:family="paragraph" style:parent-style-name="Text_20_body" style:list-style-name="L2">
      <style:text-properties style:font-name="Times New Roman" officeooo:rsid="02c25302" officeooo:paragraph-rsid="02c25302"/>
    </style:style>
    <style:style style:name="P61" style:family="paragraph" style:parent-style-name="Text_20_body" style:list-style-name="L5">
      <style:text-properties style:font-name="Times New Roman" officeooo:rsid="03135e54" officeooo:paragraph-rsid="03135e54"/>
    </style:style>
    <style:style style:name="P62" style:family="paragraph" style:parent-style-name="Text_20_body" style:list-style-name="L6">
      <style:text-properties style:font-name="Times New Roman" officeooo:rsid="03135e54" officeooo:paragraph-rsid="03135e54"/>
    </style:style>
    <style:style style:name="P63" style:family="paragraph" style:parent-style-name="Text_20_body" style:list-style-name="L6">
      <style:text-properties style:font-name="Times New Roman" officeooo:rsid="0347155e" officeooo:paragraph-rsid="0347155e"/>
    </style:style>
    <style:style style:name="P64" style:family="paragraph" style:parent-style-name="Text_20_body" style:list-style-name="L7">
      <style:text-properties style:font-name="Times New Roman" style:text-underline-style="none" officeooo:rsid="02c07c14" officeooo:paragraph-rsid="03135e54"/>
    </style:style>
    <style:style style:name="P65" style:family="paragraph" style:parent-style-name="Text_20_body" style:list-style-name="L7">
      <style:text-properties style:font-name="Times New Roman" style:text-underline-style="none" officeooo:rsid="034ee8d3" officeooo:paragraph-rsid="034ee8d3"/>
    </style:style>
    <style:style style:name="P66" style:family="paragraph" style:parent-style-name="Text_20_body" style:list-style-name="L8">
      <style:text-properties style:font-name="Times New Roman" officeooo:rsid="016f9575" officeooo:paragraph-rsid="030b3fb7"/>
    </style:style>
    <style:style style:name="P67" style:family="paragraph" style:parent-style-name="Text_20_body" style:list-style-name="L8">
      <style:text-properties style:font-name="Times New Roman" officeooo:rsid="016f9575" officeooo:paragraph-rsid="016f9575"/>
    </style:style>
    <style:style style:name="P68" style:family="paragraph" style:parent-style-name="Text_20_body" style:list-style-name="L8">
      <style:text-properties style:font-name="Times New Roman" officeooo:rsid="016f9575" officeooo:paragraph-rsid="032ec10b"/>
    </style:style>
    <style:style style:name="P69" style:family="paragraph" style:parent-style-name="Text_20_body" style:list-style-name="L9">
      <style:text-properties style:font-name="Times New Roman"/>
    </style:style>
    <style:style style:name="P70" style:family="paragraph" style:parent-style-name="Text_20_body">
      <style:paragraph-properties fo:text-align="start" style:justify-single-word="false"/>
      <style:text-properties style:font-name="Times New Roman" officeooo:rsid="02cda2b6" officeooo:paragraph-rsid="02cda2b6"/>
    </style:style>
    <style:style style:name="P71" style:family="paragraph" style:parent-style-name="Text_20_body" style:list-style-name="L3">
      <style:text-properties officeooo:rsid="02d35e24" officeooo:paragraph-rsid="02d35e24"/>
    </style:style>
    <style:style style:name="P72" style:family="paragraph" style:parent-style-name="Text_20_body" style:list-style-name="L4">
      <style:text-properties fo:font-weight="normal" officeooo:rsid="02c7223e" officeooo:paragraph-rsid="02c7223e" style:font-weight-asian="normal" style:font-weight-complex="normal"/>
    </style:style>
    <style:style style:name="P73" style:family="paragraph" style:parent-style-name="Text_20_body" style:list-style-name="L9">
      <style:text-properties officeooo:rsid="016f9575" officeooo:paragraph-rsid="017e1ebe"/>
    </style:style>
    <style:style style:name="P74" style:family="paragraph" style:parent-style-name="Text_20_body" style:list-style-name="L9">
      <style:text-properties officeooo:rsid="016f9575" officeooo:paragraph-rsid="018eb969"/>
    </style:style>
    <style:style style:name="P75" style:family="paragraph" style:parent-style-name="Text_20_body" style:list-style-name="L9">
      <style:text-properties officeooo:rsid="017e1ebe" officeooo:paragraph-rsid="018eb969"/>
    </style:style>
    <style:style style:name="P76" style:family="paragraph" style:parent-style-name="Text_20_body" style:list-style-name="L9">
      <style:text-properties officeooo:rsid="01826807" officeooo:paragraph-rsid="01826807"/>
    </style:style>
    <style:style style:name="P77" style:family="paragraph" style:parent-style-name="Text_20_body" style:list-style-name="L9">
      <style:text-properties officeooo:rsid="017f737c" officeooo:paragraph-rsid="017f737c"/>
    </style:style>
    <style:style style:name="P78" style:family="paragraph" style:parent-style-name="Text_20_body" style:list-style-name="L9">
      <style:text-properties officeooo:rsid="017ff7c0" officeooo:paragraph-rsid="017ff7c0"/>
    </style:style>
    <style:style style:name="P79" style:family="paragraph" style:parent-style-name="Text_20_body">
      <style:text-properties officeooo:paragraph-rsid="0362ab1e"/>
    </style:style>
    <style:style style:name="P80" style:family="paragraph" style:parent-style-name="Text_20_body">
      <style:text-properties officeooo:rsid="02c6c633" officeooo:paragraph-rsid="02c6c633"/>
    </style:style>
    <style:style style:name="P81" style:family="paragraph" style:parent-style-name="Text_20_body">
      <style:text-properties officeooo:rsid="02d0c423" officeooo:paragraph-rsid="02d0c423"/>
    </style:style>
    <style:style style:name="P82" style:family="paragraph" style:parent-style-name="Text_20_body">
      <style:text-properties officeooo:rsid="02d5c322" officeooo:paragraph-rsid="02d5c322"/>
    </style:style>
    <style:style style:name="P83" style:family="paragraph" style:parent-style-name="Text_20_body">
      <style:text-properties officeooo:rsid="02d802d1" officeooo:paragraph-rsid="02d802d1"/>
    </style:style>
    <style:style style:name="P84" style:family="paragraph" style:parent-style-name="Text_20_body">
      <style:text-properties fo:font-weight="bold" officeooo:rsid="02d802d1" officeooo:paragraph-rsid="02d802d1" style:font-weight-asian="bold" style:font-weight-complex="bold"/>
    </style:style>
    <style:style style:name="P85" style:family="paragraph" style:parent-style-name="Text_20_body">
      <style:text-properties officeooo:rsid="02dc17bd" officeooo:paragraph-rsid="02dc17bd"/>
    </style:style>
    <style:style style:name="P86" style:family="paragraph" style:parent-style-name="Text_20_body">
      <style:text-properties officeooo:rsid="02833bab" officeooo:paragraph-rsid="02833bab"/>
    </style:style>
    <style:style style:name="P87"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9"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90"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91"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2"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3"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1ad83bc" officeooo:paragraph-rsid="01ad83bc"/>
    </style:style>
    <style:style style:name="P96" style:family="paragraph" style:parent-style-name="Heading_20_1">
      <style:paragraph-properties fo:break-before="page"/>
      <style:text-properties officeooo:rsid="0184022c" officeooo:paragraph-rsid="0184022c"/>
    </style:style>
    <style:style style:name="P97" style:family="paragraph" style:parent-style-name="Heading_20_1" style:master-page-name="Standard">
      <style:paragraph-properties style:page-number="1"/>
      <style:text-properties officeooo:rsid="003596f7" officeooo:paragraph-rsid="003596f7"/>
    </style:style>
    <style:style style:name="P98" style:family="paragraph" style:parent-style-name="Index" style:master-page-name="Index">
      <style:paragraph-properties fo:text-align="start" style:justify-single-word="false" style:page-number="auto"/>
      <style:text-properties officeooo:paragraph-rsid="0002d659"/>
    </style:style>
    <style:style style:name="P99" style:family="paragraph" style:parent-style-name="Heading_20_2">
      <style:paragraph-properties fo:text-align="start" style:justify-single-word="false"/>
      <style:text-properties officeooo:rsid="02cda2b6" officeooo:paragraph-rsid="02cda2b6"/>
    </style:style>
    <style:style style:name="P100" style:family="paragraph" style:parent-style-name="Heading_20_2">
      <style:paragraph-properties fo:text-align="start" style:justify-single-word="false"/>
      <style:text-properties style:font-name="Times New Roman" officeooo:rsid="02cda2b6" officeooo:paragraph-rsid="02cda2b6"/>
    </style:style>
    <style:style style:name="P101" style:family="paragraph" style:parent-style-name="Heading_20_2">
      <style:text-properties style:font-name="Times New Roman" officeooo:rsid="02c07c14" officeooo:paragraph-rsid="02c07c14"/>
    </style:style>
    <style:style style:name="P102" style:family="paragraph" style:parent-style-name="Heading_20_2" style:list-style-name="">
      <style:text-properties style:font-name="Times New Roman" officeooo:rsid="02c07c14"/>
    </style:style>
    <style:style style:name="P103" style:family="paragraph" style:parent-style-name="Heading_20_2">
      <style:text-properties officeooo:rsid="0036a586" officeooo:paragraph-rsid="0176446b"/>
    </style:style>
    <style:style style:name="P104" style:family="paragraph" style:parent-style-name="Heading_20_2" style:list-style-name=""/>
    <style:style style:name="P105" style:family="paragraph" style:parent-style-name="Heading_20_2">
      <style:text-properties officeooo:paragraph-rsid="0326c946"/>
    </style:style>
    <style:style style:name="P106" style:family="paragraph" style:parent-style-name="Heading_20_2">
      <style:text-properties officeooo:paragraph-rsid="03485ab3"/>
    </style:style>
    <style:style style:name="P107" style:family="paragraph" style:parent-style-name="Heading_20_2">
      <style:paragraph-properties fo:break-before="page"/>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61959880" text:id="ct16195988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61969176" text:id="ct161969176">
          <text:insertion>
            <office:change-info>
              <dc:creator>Unbekannter Autor</dc:creator>
              <dc:date>2017-06-11T21:36:00</dc:date>
            </office:change-info>
          </text:insertion>
        </text:changed-region>
        <text:changed-region xml:id="ct161981576" text:id="ct16198157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62000520" text:id="ct162000520">
          <text:deletion>
            <office:change-info>
              <dc:creator>Unbekannter Autor</dc:creator>
              <dc:date>2017-06-11T21:35:00</dc:date>
            </office:change-info>
            <text:p text:style-name="Illustration"><text:line-break/>Abbildung</text:p>
          </text:deletion>
        </text:changed-region>
        <text:changed-region xml:id="ct161991088" text:id="ct161991088">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62037504" text:id="ct162037504">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62037392" text:id="ct162037392">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61872024" text:id="ct161872024">
          <text:deletion>
            <office:change-info>
              <dc:creator>Unbekannter Autor</dc:creator>
              <dc:date>2017-06-15T18:31:00</dc:date>
            </office:change-info>
            <text:p text:style-name="P1"><text:span text:style-name="T1">3</text:span></text:p>
          </text:deletion>
        </text:changed-region>
        <text:changed-region xml:id="ct161874912" text:id="ct161874912">
          <text:insertion>
            <office:change-info>
              <dc:creator>Unbekannter Autor</dc:creator>
              <dc:date>2017-06-15T18:31:00</dc:date>
            </office:change-info>
          </text:insertion>
        </text:changed-region>
        <text:changed-region xml:id="ct161732632" text:id="ct161732632">
          <text:insertion>
            <office:change-info>
              <dc:creator>Unbekannter Autor</dc:creator>
              <dc:date>2017-06-15T18:31:00</dc:date>
            </office:change-info>
          </text:insertion>
        </text:changed-region>
        <text:changed-region xml:id="ct161866856" text:id="ct161866856">
          <text:deletion>
            <office:change-info>
              <dc:creator>Unbekannter Autor</dc:creator>
              <dc:date>2017-06-15T18:31:00</dc:date>
            </office:change-info>
            <text:p text:style-name="P2"><text:span text:style-name="T2">3</text:span></text:p>
          </text:deletion>
        </text:changed-region>
        <text:changed-region xml:id="ct161833392" text:id="ct161833392">
          <text:insertion>
            <office:change-info>
              <dc:creator>Unbekannter Autor</dc:creator>
              <dc:date>2017-06-11T21:15:00</dc:date>
            </office:change-info>
          </text:insertion>
        </text:changed-region>
        <text:changed-region xml:id="ct161678760" text:id="ct161678760">
          <text:deletion>
            <office:change-info>
              <dc:creator>Unbekannter Autor</dc:creator>
              <dc:date>2017-06-11T21:15:00</dc:date>
            </office:change-info>
            <text:h text:style-name="Heading_20_1" text:outline-level="1"/>
            <text:h text:style-name="Heading_20_1" text:outline-level="1"/>
          </text:deletion>
        </text:changed-region>
        <text:changed-region xml:id="ct161943216" text:id="ct161943216">
          <text:insertion>
            <office:change-info>
              <dc:creator>Unbekannter Autor</dc:creator>
              <dc:date>2017-05-28T23:22:00</dc:date>
            </office:change-info>
          </text:insertion>
        </text:changed-region>
        <text:changed-region xml:id="ct161955144" text:id="ct161955144">
          <text:insertion>
            <office:change-info>
              <dc:creator>Unbekannter Autor</dc:creator>
              <dc:date>2017-06-10T13:07:00</dc:date>
            </office:change-info>
          </text:insertion>
        </text:changed-region>
        <text:changed-region xml:id="ct161957488" text:id="ct161957488">
          <text:insertion>
            <office:change-info>
              <dc:creator>Unbekannter Autor</dc:creator>
              <dc:date>2017-06-21T21:35:00</dc:date>
            </office:change-info>
          </text:insertion>
        </text:changed-region>
        <text:changed-region xml:id="ct161959112" text:id="ct161959112">
          <text:insertion>
            <office:change-info>
              <dc:creator>Unbekannter Autor</dc:creator>
              <dc:date>2017-06-11T21:07:00</dc:date>
            </office:change-info>
          </text:insertion>
        </text:changed-region>
        <text:changed-region xml:id="ct161958800" text:id="ct161958800">
          <text:insertion>
            <office:change-info>
              <dc:creator>Unbekannter Autor</dc:creator>
              <dc:date>2017-06-11T21:08:00</dc:date>
            </office:change-info>
          </text:insertion>
        </text:changed-region>
        <text:changed-region xml:id="ct156075320" text:id="ct156075320">
          <text:insertion>
            <office:change-info>
              <dc:creator>Unbekannter Autor</dc:creator>
              <dc:date>2017-06-11T21:09:00</dc:date>
            </office:change-info>
          </text:insertion>
        </text:changed-region>
        <text:changed-region xml:id="ct161965696" text:id="ct161965696">
          <text:insertion>
            <office:change-info>
              <dc:creator>Unbekannter Autor</dc:creator>
              <dc:date>2017-06-11T21:10:00</dc:date>
            </office:change-info>
          </text:insertion>
        </text:changed-region>
        <text:changed-region xml:id="ct161965384" text:id="ct161965384">
          <text:insertion>
            <office:change-info>
              <dc:creator>Unbekannter Autor</dc:creator>
              <dc:date>2017-06-11T21:17:00</dc:date>
            </office:change-info>
          </text:insertion>
        </text:changed-region>
        <text:changed-region xml:id="ct162004560" text:id="ct162004560">
          <text:insertion>
            <office:change-info>
              <dc:creator>Unbekannter Autor</dc:creator>
              <dc:date>2017-06-12T20:44:00</dc:date>
            </office:change-info>
          </text:insertion>
        </text:changed-region>
        <text:changed-region xml:id="ct162003200" text:id="ct162003200">
          <text:insertion>
            <office:change-info>
              <dc:creator>Unbekannter Autor</dc:creator>
              <dc:date>2017-06-11T22:03:00</dc:date>
            </office:change-info>
          </text:insertion>
        </text:changed-region>
        <text:changed-region xml:id="ct161982504" text:id="ct161982504">
          <text:insertion>
            <office:change-info>
              <dc:creator>Unbekannter Autor</dc:creator>
              <dc:date>2017-06-12T20:42:00</dc:date>
            </office:change-info>
          </text:insertion>
        </text:changed-region>
        <text:changed-region xml:id="ct162002672" text:id="ct162002672">
          <text:insertion>
            <office:change-info>
              <dc:creator>Unbekannter Autor</dc:creator>
              <dc:date>2017-06-12T20:43:00</dc:date>
            </office:change-info>
          </text:insertion>
        </text:changed-region>
        <text:changed-region xml:id="ct161971120" text:id="ct161971120">
          <text:insertion>
            <office:change-info>
              <dc:creator>Unbekannter Autor</dc:creator>
              <dc:date>2017-06-12T20:44:00</dc:date>
            </office:change-info>
          </text:insertion>
        </text:changed-region>
        <text:changed-region xml:id="ct161159896" text:id="ct161159896">
          <text:insertion>
            <office:change-info>
              <dc:creator>Unbekannter Autor</dc:creator>
              <dc:date>2017-06-12T20:45:00</dc:date>
            </office:change-info>
          </text:insertion>
        </text:changed-region>
        <text:changed-region xml:id="ct162008360" text:id="ct162008360">
          <text:insertion>
            <office:change-info>
              <dc:creator>Unbekannter Autor</dc:creator>
              <dc:date>2017-06-13T18:33:00</dc:date>
            </office:change-info>
          </text:insertion>
        </text:changed-region>
        <text:changed-region xml:id="ct161160776" text:id="ct161160776">
          <text:insertion>
            <office:change-info>
              <dc:creator>Unbekannter Autor</dc:creator>
              <dc:date>2017-06-13T18:34:00</dc:date>
            </office:change-info>
          </text:insertion>
        </text:changed-region>
        <text:changed-region xml:id="ct162022840" text:id="ct162022840">
          <text:insertion>
            <office:change-info>
              <dc:creator>Unbekannter Autor</dc:creator>
              <dc:date>2017-06-13T18:35:00</dc:date>
            </office:change-info>
          </text:insertion>
        </text:changed-region>
        <text:changed-region xml:id="ct162014416" text:id="ct162014416">
          <text:insertion>
            <office:change-info>
              <dc:creator>Unbekannter Autor</dc:creator>
              <dc:date>2017-06-14T21:39:00</dc:date>
            </office:change-info>
          </text:insertion>
        </text:changed-region>
        <text:changed-region xml:id="ct161699040" text:id="ct161699040">
          <text:insertion>
            <office:change-info>
              <dc:creator>Unbekannter Autor</dc:creator>
              <dc:date>2017-06-14T21:40:00</dc:date>
            </office:change-info>
          </text:insertion>
        </text:changed-region>
        <text:changed-region xml:id="ct161699832" text:id="ct161699832">
          <text:insertion>
            <office:change-info>
              <dc:creator>Unbekannter Autor</dc:creator>
              <dc:date>2017-06-15T18:31:00</dc:date>
            </office:change-info>
          </text:insertion>
        </text:changed-region>
        <text:changed-region xml:id="ct161700096" text:id="ct161700096">
          <text:insertion>
            <office:change-info>
              <dc:creator>Unbekannter Autor</dc:creator>
              <dc:date>2017-06-15T18:32:00</dc:date>
            </office:change-info>
          </text:insertion>
        </text:changed-region>
        <text:changed-region xml:id="ct161156840" text:id="ct161156840">
          <text:insertion>
            <office:change-info>
              <dc:creator>Unbekannter Autor</dc:creator>
              <dc:date>2017-06-18T09:43:00</dc:date>
            </office:change-info>
          </text:insertion>
        </text:changed-region>
        <text:changed-region xml:id="ct161988840" text:id="ct161988840">
          <text:insertion>
            <office:change-info>
              <dc:creator>Unknown Author</dc:creator>
              <dc:date>2017-06-20T15:16:32</dc:date>
            </office:change-info>
          </text:insertion>
        </text:changed-region>
        <text:changed-region xml:id="ct161700704" text:id="ct161700704">
          <text:insertion>
            <office:change-info>
              <dc:creator>Unknown Author</dc:creator>
              <dc:date>2017-06-20T15:17:22</dc:date>
            </office:change-info>
          </text:insertion>
        </text:changed-region>
        <text:changed-region xml:id="ct161687224" text:id="ct161687224">
          <text:insertion>
            <office:change-info>
              <dc:creator>Unbekannter Autor</dc:creator>
              <dc:date>2017-06-28T18:37:00</dc:date>
            </office:change-info>
          </text:insertion>
        </text:changed-region>
        <text:changed-region xml:id="ct161701208" text:id="ct161701208">
          <text:insertion>
            <office:change-info>
              <dc:creator>Unbekannter Autor</dc:creator>
              <dc:date>2017-06-28T18:38:00</dc:date>
            </office:change-info>
          </text:insertion>
        </text:changed-region>
        <text:changed-region xml:id="ct161163024" text:id="ct161163024">
          <text:insertion>
            <office:change-info>
              <dc:creator>Unknown Author</dc:creator>
              <dc:date>2017-06-30T08:16:38</dc:date>
            </office:change-info>
          </text:insertion>
        </text:changed-region>
        <text:changed-region xml:id="ct161701720" text:id="ct161701720">
          <text:insertion>
            <office:change-info>
              <dc:creator>Unknown Author</dc:creator>
              <dc:date>2017-06-30T08:17:00</dc:date>
            </office:change-info>
          </text:insertion>
        </text:changed-region>
        <text:changed-region xml:id="ct161168424" text:id="ct161168424">
          <text:insertion>
            <office:change-info>
              <dc:creator>Unbekannter Autor</dc:creator>
              <dc:date>2017-07-01T10:57:00</dc:date>
            </office:change-info>
          </text:insertion>
        </text:changed-region>
        <text:changed-region xml:id="ct161834920" text:id="ct161834920">
          <text:insertion>
            <office:change-info>
              <dc:creator>Unbekannter Autor</dc:creator>
              <dc:date>2017-07-01T10:58:00</dc:date>
            </office:change-info>
          </text:insertion>
        </text:changed-region>
        <text:changed-region xml:id="ct170210376" text:id="ct170210376">
          <text:insertion>
            <office:change-info>
              <dc:creator>Unbekannter Autor</dc:creator>
              <dc:date>2017-07-02T11:37:00</dc:date>
            </office:change-info>
          </text:insertion>
        </text:changed-region>
        <text:changed-region xml:id="ct161168160" text:id="ct161168160">
          <text:insertion>
            <office:change-info>
              <dc:creator>Unbekannter Autor</dc:creator>
              <dc:date>2017-06-11T21:41:00</dc:date>
            </office:change-info>
          </text:insertion>
        </text:changed-region>
        <text:changed-region xml:id="ct161167672" text:id="ct161167672">
          <text:deletion>
            <office:change-info>
              <dc:creator>Unbekannter Autor</dc:creator>
              <dc:date>2017-05-28T23:20:00</dc:date>
            </office:change-info>
            <text:h text:style-name="P3" text:outline-level="1"/>
            <text:list xml:id="list2385528252316445090"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330649167496268507"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77157611947450497"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8897888446496092328"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711499343F6F4E1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BB1A21755ECED6A4.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61702192" text:id="ct161702192">
          <text:deletion>
            <office:change-info>
              <dc:creator>Unbekannter Autor</dc:creator>
              <dc:date>2017-04-18T21:57:00</dc:date>
            </office:change-info>
            <text:h text:style-name="Heading_20_1" text:outline-level="1"/>
            <text:h text:style-name="Heading_20_1" text:outline-level="1"/>
          </text:deletion>
        </text:changed-region>
        <text:changed-region xml:id="ct161166912" text:id="ct1611669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927_55177627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927_551776271111111"/></text:p>
          </text:deletion>
        </text:changed-region>
        <text:changed-region xml:id="ct161702504" text:id="ct161702504">
          <text:deletion>
            <office:change-info>
              <dc:creator>Unbekannter Autor</dc:creator>
              <dc:date>2017-04-18T21:49:00</dc:date>
            </office:change-info>
            <text:p text:style-name="Text_20_body"/>
            <text:p text:style-name="Text_20_body"/>
          </text:deletion>
        </text:changed-region>
        <text:changed-region xml:id="ct161167960" text:id="ct161167960">
          <text:deletion>
            <office:change-info>
              <dc:creator>Unbekannter Autor</dc:creator>
              <dc:date>2017-05-28T23:21:00</dc:date>
            </office:change-info>
            <text:p text:style-name="Text_20_body">D</text:p>
          </text:deletion>
        </text:changed-region>
        <text:changed-region xml:id="ct161167784" text:id="ct161167784">
          <text:insertion>
            <office:change-info>
              <dc:creator>Unbekannter Autor</dc:creator>
              <dc:date>2017-05-28T23:21:00</dc:date>
            </office:change-info>
          </text:insertion>
        </text:changed-region>
        <text:changed-region xml:id="ct160875608" text:id="ct160875608">
          <text:insertion>
            <office:change-info>
              <dc:creator>Unbekannter Autor</dc:creator>
              <dc:date>2017-06-11T21:36:00</dc:date>
            </office:change-info>
          </text:insertion>
        </text:changed-region>
        <text:changed-region xml:id="ct160875720" text:id="ct160875720">
          <text:deletion>
            <office:change-info>
              <dc:creator>Unbekannter Autor</dc:creator>
              <dc:date>2017-05-28T23:24:00</dc:date>
            </office:change-info>
            <text:h text:style-name="Heading_20_1" text:outline-level="1"/>
            <text:h text:style-name="Heading_20_1" text:outline-level="1"/>
          </text:deletion>
        </text:changed-region>
        <text:changed-region xml:id="ct160877608" text:id="ct160877608">
          <text:deletion>
            <office:change-info>
              <dc:creator>Unbekannter Autor</dc:creator>
              <dc:date>2017-05-28T23:24:00</dc:date>
            </office:change-info>
            <text:p text:style-name="P22"><text:span text:style-name="T9"><text:s/></text:span><text:span text:style-name="T11">oder</text:span></text:p>
          </text:deletion>
        </text:changed-region>
        <text:changed-region xml:id="ct160876672" text:id="ct160876672">
          <text:insertion>
            <office:change-info>
              <dc:creator>Unbekannter Autor</dc:creator>
              <dc:date>2017-05-28T23:24:00</dc:date>
            </office:change-info>
          </text:insertion>
        </text:changed-region>
        <text:changed-region xml:id="ct160879480" text:id="ct16087948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7" draw:name="Bild1" text:anchor-type="paragraph" svg:x="-0.055cm" svg:y="0cm" svg:width="16.965cm" svg:height="3.434cm" draw:z-index="0"><draw:image xlink:href="Pictures/10000201000002D100000092039227BF61ACA796.png" xlink:type="simple" xlink:show="embed" xlink:actuate="onLoad"/></draw:frame></text:p>
      <text:p text:style-name="P1">Neue Features in UliCMS <text:span text:style-name="T1">2017.</text:span><text:change text:change-id="ct161872024"/><text:change-start text:change-id="ct161874912"/><text:span text:style-name="T1">4</text:span><text:change-end text:change-id="ct161874912"/></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0"/>
      <text:p text:style-name="P50"/>
      <text:p text:style-name="P51"><draw:frame draw:style-name="fr8" draw:name="Bild2" text:anchor-type="paragraph" svg:x="0.418cm" svg:y="0.429cm" svg:width="4.313cm" svg:height="9.446cm" draw:z-index="1"><draw:image xlink:href="Pictures/10000201000000A300000165143E46FFCC4F7ED5.png" xlink:type="simple" xlink:show="embed" xlink:actuate="onLoad"/></draw:frame></text:p>
      <text:p text:style-name="P9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9"><text:a xlink:type="simple" xlink:href="#__RefHeading___Toc467_918909501" text:style-name="Index_20_Link" text:visited-style-name="Index_20_Link">Über dieses Dokument<text:tab/>1</text:a></text:p>
          <text:p text:style-name="P108"><text:a xlink:type="simple" xlink:href="#__RefHeading___Toc481_1318882124" text:style-name="Index_20_Link" text:visited-style-name="Index_20_Link">Zielgruppe<text:tab/>1</text:a></text:p>
          <text:p text:style-name="P109"><text:a xlink:type="simple" xlink:href="#__RefHeading___Toc447_1318882124" text:style-name="Index_20_Link" text:visited-style-name="Index_20_Link">Was ist UliCMS?<text:tab/>1</text:a></text:p>
          <text:p text:style-name="P109"><text:a xlink:type="simple" xlink:href="#__RefHeading___Toc3344_1558993862" text:style-name="Index_20_Link" text:visited-style-name="Index_20_Link">Zusammenfassung der Änderungen<text:tab/>1</text:a></text:p>
          <text:p text:style-name="P108"><text:a xlink:type="simple" xlink:href="#__RefHeading___Toc552_1489461170" text:style-name="Index_20_Link" text:visited-style-name="Index_20_Link">Neue Features<text:tab/>1</text:a></text:p>
          <text:p text:style-name="P108"><text:a xlink:type="simple" xlink:href="#__RefHeading___Toc2178_1638517198" text:style-name="Index_20_Link" text:visited-style-name="Index_20_Link">Neue API-Funktionen<text:tab/>2</text:a></text:p>
          <text:p text:style-name="P108"><text:a xlink:type="simple" xlink:href="#__RefHeading___Toc3187_430968166" text:style-name="Index_20_Link" text:visited-style-name="Index_20_Link">Sonstige Änderungen<text:tab/>3</text:a></text:p>
          <text:p text:style-name="P109"><text:a xlink:type="simple" xlink:href="#__RefHeading___Toc1116_1558993862" text:style-name="Index_20_Link" text:visited-style-name="Index_20_Link">Detailbeschreibung der neuen Features<text:tab/>3</text:a></text:p>
          <text:p text:style-name="P108"><text:a xlink:type="simple" xlink:href="#__RefHeading___Toc940_1558993862" text:style-name="Index_20_Link" text:visited-style-name="Index_20_Link">Gruppen können nun Sprachen zugeordnet bekommen<text:tab/>3</text:a></text:p>
          <text:p text:style-name="P108"><text:a xlink:type="simple" xlink:href="#__RefHeading___Toc4472_1558993862" text:style-name="Index_20_Link" text:visited-style-name="Index_20_Link">Neuer Inhaltstyp "Snippet"<text:tab/>4</text:a></text:p>
          <text:p text:style-name="P108"><text:a xlink:type="simple" xlink:href="#__RefHeading___Toc5900_1558993862" text:style-name="Index_20_Link" text:visited-style-name="Index_20_Link">Zulässige Tags können nun beschränkt werden<text:tab/>4</text:a></text:p>
          <text:p text:style-name="P108"><text:a xlink:type="simple" xlink:href="#__RefHeading___Toc6308_1558993862" text:style-name="Index_20_Link" text:visited-style-name="Index_20_Link">Hinweis wenn Mobile_Detect nicht installiert ist.<text:tab/>5</text:a></text:p>
          <text:p text:style-name="P108"><text:a xlink:type="simple" xlink:href="#__RefHeading___Toc6982_1558993862" text:style-name="Index_20_Link" text:visited-style-name="Index_20_Link">Benutzer können nach Gruppe gefiltert werden<text:tab/>5</text:a></text:p>
          <text:p text:style-name="P108"><text:a xlink:type="simple" xlink:href="#__RefHeading___Toc3577_375623537" text:style-name="Index_20_Link" text:visited-style-name="Index_20_Link">Es kann nun eine Standardsprache je Benutzer ausgewählt werden<text:tab/>6</text:a></text:p>
          <text:p text:style-name="P108"><text:a xlink:type="simple" xlink:href="#__RefHeading___Toc2191_1354649448" text:style-name="Index_20_Link" text:visited-style-name="Index_20_Link">main_class Direktive wird nun ausgewertet<text:tab/>6</text:a></text:p>
          <text:p text:style-name="P108"><text:a xlink:type="simple" xlink:href="#__RefHeading___Toc2193_1354649448" text:style-name="Index_20_Link" text:visited-style-name="Index_20_Link">settings können nun über die metadata.json eines Moduls initialisiert werden<text:tab/>7</text:a></text:p>
          <text:p text:style-name="P108"><text:a xlink:type="simple" xlink:href="#__RefHeading___Toc1839_55400115" text:style-name="Index_20_Link" text:visited-style-name="Index_20_Link">Model Klasse für 'Language' hinzugefügt<text:tab/>7</text:a></text:p>
          <text:p text:style-name="P108"><text:a xlink:type="simple" xlink:href="#__RefHeading___Toc1839_554001151" text:style-name="Index_20_Link" text:visited-style-name="Index_20_Link">Model Klasse für 'Category' hinzugefügt<text:tab/>7</text:a></text:p>
          <text:p text:style-name="P108"><text:a xlink:type="simple" xlink:href="#__RefHeading___Toc2075_845388196" text:style-name="Index_20_Link" text:visited-style-name="Index_20_Link">Bei fehlenden Sprachdateien erfolgt ein Fallback auf Englisch<text:tab/>7</text:a></text:p>
          <text:p text:style-name="P108"><text:a xlink:type="simple" xlink:href="#__RefHeading___Toc2526_1216732015" text:style-name="Index_20_Link" text:visited-style-name="Index_20_Link">Attribut $newWindow zu MenuEntry hinzugefügt<text:tab/>7</text:a></text:p>
          <text:p text:style-name="P108"><text:a xlink:type="simple" xlink:href="#__RefHeading___Toc2300_3860432435" text:style-name="Index_20_Link" text:visited-style-name="Index_20_Link">"Gruppe" in der Benutzerliste verlinkt auf "Gruppe bearbeiten"<text:tab/>7</text:a></text:p>
          <text:p text:style-name="P108"><text:a xlink:type="simple" xlink:href="#__RefHeading___Toc1925_551776271" text:style-name="Index_20_Link" text:visited-style-name="Index_20_Link">metadata.json: Attribut "objects" umbenannt in "models"<text:tab/>7</text:a></text:p>
          <text:p text:style-name="P108"><text:a xlink:type="simple" xlink:href="#__RefHeading___Toc1635_797554802" text:style-name="Index_20_Link" text:visited-style-name="Index_20_Link">metadata.json: Alias für "actions" eingeführt "views"<text:tab/>7</text:a></text:p>
          <text:p text:style-name="P109"><text:a xlink:type="simple" xlink:href="#__RefHeading___Toc1637_797554802" text:style-name="Index_20_Link" text:visited-style-name="Index_20_Link">Durchführung der Installation<text:tab/>8</text:a></text:p>
          <text:p text:style-name="P109"><text:a xlink:type="simple" xlink:href="#__RefHeading___Toc6932_1558993862" text:style-name="Index_20_Link" text:visited-style-name="Index_20_Link">Durchführung eines Upgrades<text:tab/>8</text:a></text:p>
          <text:p text:style-name="P109"><text:a xlink:type="simple" xlink:href="#__RefHeading___Toc734_1061336504" text:style-name="Index_20_Link" text:visited-style-name="Index_20_Link">Benötigen Sie Hilfe?<text:tab/>10</text:a></text:p>
          <text:p text:style-name="P109"><text:a xlink:type="simple" xlink:href="#__RefHeading___Toc978_1474200080" text:style-name="Index_20_Link" text:visited-style-name="Index_20_Link">Abbildungsverzeichnis<text:tab/>10</text:a></text:p>
        </text:index-body>
      </text:table-of-content>
      <text:p text:style-name="P31"/>
      <text:h text:style-name="P97"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61732632"/><text:span text:style-name="T2">4</text:span><text:change-end text:change-id="ct161732632"/><text:change text:change-id="ct161866856"/><text:span text:style-name="T2">.</text:span></text:p>
      <text:h text:style-name="P103"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61833392"/></text:p>
      <text:h text:style-name="Heading_20_1" text:outline-level="1"><text:bookmark-start text:name="__RefHeading___Toc3344_1558993862"/><text:change-end text:change-id="ct161833392"/><text:change text:change-id="ct161678760"/>Zusammenfassung der Änderungen<text:bookmark-end text:name="__RefHeading___Toc3344_1558993862"/></text:h>
      <text:h text:style-name="P101" text:outline-level="2"><text:bookmark-start text:name="__RefHeading___Toc552_1489461170"/>Neue Features<text:bookmark-end text:name="__RefHeading___Toc552_1489461170"/><text:change-start text:change-id="ct161943216"/></text:h>
      <text:list xml:id="list5956581547213936504" text:style-name="L5">
        <text:list-item>
          <text:p text:style-name="P61">Gruppen können nun Sprachen zugeordnet bekommen</text:p>
        </text:list-item>
      </text:list>
      <text:list xml:id="list4703837125072377229" text:style-name="L6">
        <text:list-item>
          <text:p text:style-name="P62">Neuer Inhaltstyp "Snippet"</text:p>
        </text:list-item>
        <text:list-item>
          <text:p text:style-name="P62">Zulässige Tags können nun beschränkt werden</text:p>
        </text:list-item>
        <text:list-item>
          <text:p text:style-name="P62">Es wird nun ein Hinweis angezeigt, wenn man ein "Design für Mobilgeräte" festlegt und Mobile_Detect nicht installiert ist.</text:p>
        </text:list-item>
        <text:list-item>
          <text:p text:style-name="P62">Benutzer können nach Gruppe gefiltert werden</text:p>
        </text:list-item>
        <text:list-item>
          <text:p text:style-name="P62">Es kann nun eine Standardsprache je Benutzer ausgewählt werden.</text:p>
        </text:list-item>
        <text:list-item>
          <text:p text:style-name="P62">main_class Direktive wird nun ausgewertet. Methoden (render, admin, Hooks, Filter) in der main_class werden automatisch aufgerufen.</text:p>
        </text:list-item>
        <text:list-item>
          <text:p text:style-name="P62">settings können nun über die metadata.json eines Moduls initialisiert werden</text:p>
        </text:list-item>
        <text:list-item>
          <text:p text:style-name="P62">Model Klasse für 'Language' hinzugefügt</text:p>
        </text:list-item>
        <text:list-item>
          <text:p text:style-name="P63">Model Klasse für 'Category' hinzugefügt</text:p>
        </text:list-item>
        <text:list-item>
          <text:p text:style-name="P62">Bei fehlenden Sprachdateien erfolgt ein Fallback auf Englisch</text:p>
        </text:list-item>
        <text:list-item>
          <text:p text:style-name="P87">Attribut $newWindow zu MenuEntry hinzugefügt</text:p>
        </text:list-item>
        <text:list-item>
          <text:p text:style-name="P89">"Gruppe" in der Benutzerliste verlinkt auf "Gruppe bearbeiten"</text:p>
        </text:list-item>
        <text:list-item>
          <text:p text:style-name="P89">metadata.json: Attribut "objects" umbenannt in "models"</text:p>
        </text:list-item>
        <text:list-item>
          <text:p text:style-name="P89">metadata.json: Alias für "actions" eingeführt "views"</text:p>
        </text:list-item>
        <text:list-item>
          <text:p text:style-name="P89">REQUEST_METHOD spezifische Controller-Funktionen</text:p>
        </text:list-item>
        <text:list-item>
          <text:p text:style-name="P89"><text:soft-page-break/>Link zu der Settings-Seite eines Moduls können nun angepasst werden</text:p>
        </text:list-item>
        <text:list-item>
          <text:p text:style-name="P89">Abstrakte Klasse "Model" erweitert</text:p>
        </text:list-item>
      </text:list>
      <text:h text:style-name="Heading_20_2" text:outline-level="2"><text:bookmark-start text:name="__RefHeading___Toc2178_1638517198"/>Neue API-Funktionen<text:bookmark-end text:name="__RefHeading___Toc2178_1638517198"/></text:h>
      <text:list xml:id="list113815806093761" text:continue-numbering="true" text:style-name="L6">
        <text:list-item>
          <text:list>
            <text:list-item>
              <text:p text:style-name="P88">Request::getMethod()</text:p>
            </text:list-item>
            <text:list-item>
              <text:p text:style-name="P88">Request::isGet()</text:p>
            </text:list-item>
            <text:list-item>
              <text:p text:style-name="P88">Request::isPost()</text:p>
            </text:list-item>
            <text:list-item>
              <text:p text:style-name="P88">Request::isHead()</text:p>
            </text:list-item>
            <text:list-item>
              <text:p text:style-name="P88">Request::hasVar()</text:p>
            </text:list-item>
            <text:list-item>
              <text:p text:style-name="P90">Request::isSSL()</text:p>
            </text:list-item>
            <text:list-item>
              <text:p text:style-name="P90">Request::getIp()</text:p>
            </text:list-item>
            <text:list-item>
              <text:p text:style-name="P88">ModuleHelper::buildModuleRessourcePath($module, $path)</text:p>
            </text:list-item>
            <text:list-item>
              <text:p text:style-name="P91">ModuleHelper::buildMethodCall($sClass, $sMethod)</text:p>
            </text:list-item>
            <text:list-item>
              <text:p text:style-name="P88">CustomData::getCustomDataOrSetting($name)</text:p>
            </text:list-item>
            <text:list-item>
              <text:p text:style-name="P88">ModuleHelper::underscoreToCamel($str)</text:p>
            </text:list-item>
            <text:list-item>
              <text:p text:style-name="P88">get_secure_translation()</text:p>
            </text:list-item>
            <text:list-item>
              <text:p text:style-name="P88">secure_translation()</text:p>
            </text:list-item>
            <text:list-item>
              <text:p text:style-name="P88">secure_translate()</text:p>
            </text:list-item>
            <text:list-item>
              <text:p text:style-name="P88">ArrayHelper::insertBefore($input, $index, $element)</text:p>
            </text:list-item>
            <text:list-item>
              <text:p text:style-name="P88">ArrayHelper::insertAfter($input, $index, $element)</text:p>
            </text:list-item>
            <text:list-item>
              <text:p text:style-name="P88">faster_in_array()</text:p>
            </text:list-item>
            <text:list-item>
              <text:p text:style-name="P92">Page→getEmbeddedModules()</text:p>
            </text:list-item>
            <text:list-item>
              <text:p text:style-name="P93">Template::doctype()</text:p>
            </text:list-item>
            <text:list-item>
              <text:p text:style-name="P93">Template::getDoctype()</text:p>
            </text:list-item>
            <text:list-item>
              <text:p text:style-name="P93">Template::ogHTMLPrefix()</text:p>
            </text:list-item>
            <text:list-item>
              <text:p text:style-name="P93">Template::getOgHTMLPrefix()</text:p>
            </text:list-item>
          </text:list>
        </text:list-item>
      </text:list>
      <text:h text:style-name="P102" text:outline-level="2"/>
      <text:h text:style-name="P17" text:outline-level="2"><text:bookmark-start text:name="__RefHeading___Toc3187_430968166"/><text:span text:style-name="T25">S</text:span><text:span text:style-name="T9">onstige Änderungen</text:span><text:bookmark-end text:name="__RefHeading___Toc3187_430968166"/></text:h>
      <text:list xml:id="list8151929900252668375" text:style-name="L7">
        <text:list-item>
          <text:p text:style-name="P64"><text:change-end text:change-id="ct161943216"/><text:change-start text:change-id="ct161955144"/>Nach dem Erstellen einer Seite wird nun auf die Bearbeiten-Ansicht statt auf die Listenansicht weitergeleitet</text:p>
        </text:list-item>
        <text:list-item>
          <text:p text:style-name="P64">Die Funktionen Template::executeModuleTemplate() und Template::executeDefaultOrOwnTemplate() akzeptieren nun auch Templatenamen mit Dateiendung</text:p>
        </text:list-item>
        <text:list-item>
          <text:p text:style-name="P64">Funktion getCurrentLanguage() - Der Parameter $current ist nun per Default false</text:p>
        </text:list-item>
        <text:list-item>
          <text:p text:style-name="P64">getCurrentURL() fügt nun nicht mehr den Port an die Domain bei https://</text:p>
        </text:list-item>
        <text:list-item>
          <text:p text:style-name="P64">Auf Fehlerseiten wird der "Bearbeiten" Button nicht mehr angezeigt</text:p>
        </text:list-item>
        <text:list-item>
          <text:p text:style-name="P64">Bugfix: Ein Fehler bei dem ein Menüpunkt im Backend fälschlicherweise nicht angezeigt wurde behoben.</text:p>
        </text:list-item>
        <text:list-item>
          <text:p text:style-name="P64">Bugfix: Das Feld "Modul" wird nun beim Klonen einer Seite korrekt ausgefüllt.<text:change-end text:change-id="ct161955144"/><text:change-start text:change-id="ct161957488"/></text:p>
        </text:list-item>
        <text:list-item>
          <text:p text:style-name="P65">Bugfix: $user-&gt;update() überschreibt die ID nicht mehr</text:p>
        </text:list-item>
        <text:list-item>
          <text:p text:style-name="P65">Parameter $query von Database::query() und Database::pQuery() in $sql umbenannt</text:p>
        </text:list-item>
        <text:list-item>
          <text:p text:style-name="P65">uninstall() Methode in main_class wird nun aufgerufen<text:change-end text:change-id="ct161957488"/><text:change-start text:change-id="ct16195911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61959112"/><text:change-start text:change-id="ct161958800"/></text:h>
      <text:p text:style-name="P35">Es ist nun möglich einer Benutzergruppe Sprachen zu zuweisen.<text:change-end text:change-id="ct161958800"/><text:change-start text:change-id="ct156075320"/></text:p>
      <text:p text:style-name="P35">Es wurden Checkboxen für jede Sprache in der Gruppenverwaltung hinzugefügt.<text:line-break/>Wenn keine Checkboxen gesetzt sind, findet keine Eingeschränk<text:change-end text:change-id="ct156075320"/><text:change-start text:change-id="ct161965696"/>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ADCE728C6787A8D.png" xlink:type="simple" xlink:show="embed" xlink:actuate="onLoad"/></draw:frame><text:line-break/>Abbildung <text:sequence text:ref-name="refIllustration9" text:name="Illustration" text:formula="ooow:Illustration+1" style:num-format="1">1</text:sequence>: <text:change-start text:change-id="ct161969176"/><text:span text:style-name="T34">S</text:span><text:change-end text:change-id="ct161969176"/>prachenauswahl in der Gruppe</text:p></draw:text-box></draw:frame><text:line-break/><text:change text:change-id="ct161959880"/></text:p></draw:text-box></draw:frame><text:change-end text:change-id="ct161965696"/><text:change-start text:change-id="ct161965384"/></text:p>
      <text:p text:style-name="P35"/>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61981576"/></text:p></draw:text-box></draw:frame></text:p>
      <text:p text:style-name="P37"/>
      <text:p text:style-name="P37"/>
      <text:p text:style-name="P37"/>
      <text:p text:style-name="P37"/>
      <text:p text:style-name="P37"/>
      <text:h text:style-name="P105"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11357E3359D3643F.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62000520"/> <text:change text:change-id="ct161991088"/></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4"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881B34010A53D6E0.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04" text:outline-level="2"><text:change-end text:change-id="ct161965384"/><text:change-start text:change-id="ct162004560"/></text:h>
      <text:h text:style-name="P17" text:outline-level="2"><text:bookmark-start text:name="__RefHeading___Toc3577_375623537"/><text:change-end text:change-id="ct162004560"/><text:change-start text:change-id="ct162003200"/>Es kann nun eine Standardsprache je Benutzer ausgewählt werden<text:bookmark-end text:name="__RefHeading___Toc3577_375623537"/></text:h>
      <text:p text:style-name="P42"><text:change-end text:change-id="ct162003200"/><text:change-start text:change-id="ct161982504"/>Es kann nun eine Standarsprache je Benutzer festgelegt werden. Zum Loginformular wurde dir vorausgewählte Option <text:change-end text:change-id="ct161982504"/><text:change-start text:change-id="ct162002672"/>„[Standard]“ hinzugefügt. Sofern nicht anders ausgewählt, wird die eingestellte Sprache des Benutzers geladen. Wenn der Benutzer keine Sprache ge<text:change-end text:change-id="ct162002672"/><text:change-start text:change-id="ct161971120"/>setzt hat, und beim Login keine Sprache auswählt, wird die in der Einstellung system_language konfigurierte Sprache verwendet.<text:change-end text:change-id="ct161971120"/><text:change-start text:change-id="ct161159896"/></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4828CEDE2640A37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0798429C5B24ECA7.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61159896"/><text:change-start text:change-id="ct162008360"/></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62008360"/><text:change-start text:change-id="ct161160776"/> enthält.<text:line-break/>Funktionsnamen werden dabei in Camel-Case statt mit Understrichen angegeben, aus before_content wird z.B. beforeContent().<text:change-end text:change-id="ct161160776"/><text:change-start text:change-id="ct162022840"/>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4" text:outline-level="2"><text:change-end text:change-id="ct162022840"/><text:change-start text:change-id="ct162014416"/></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62014416"/><text:change-start text:change-id="ct161699040"/>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61699040"/><text:change-start text:change-id="ct161699832"/></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61699832"/><text:change-start text:change-id="ct161700096"/><text:span text:style-name="T36"> hinzugefügt.</text:span><text:change-end text:change-id="ct161700096"/><text:change-start text:change-id="ct161156840"/></text:p>
      <text:h text:style-name="P106"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61156840"/><text:change-start text:change-id="ct161988840"/>Bei fehlenden Sprachdateien erfolgt ein Fallback auf Englisch<text:bookmark-end text:name="__RefHeading___Toc2075_845388196"/></text:h>
      <text:p text:style-name="P47">Wenn UliCMS, ein Modul oder ein Design keine Sprachdatei <text:change-end text:change-id="ct161988840"/><text:change-start text:change-id="ct161700704"/>für die ausgewählte Sprache enthält, wird stattdessen die Englische Sprachdatei geladen.<text:change-end text:change-id="ct161700704"/><text:change-start text:change-id="ct161687224"/></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61687224"/><text:change-start text:change-id="ct161701208"/> das Target auf „_blank“ gesetzt. Dies bewirkt, dass der Link in einem neuen Fenster geöffnet wird.<text:change-end text:change-id="ct161701208"/><text:change-start text:change-id="ct161163024"/></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61163024"/><text:change-start text:change-id="ct161701720"/> Benutzerliste verlinkt nun auf die „Bearbeiten“ Ansicht der Gruppe.<text:change-end text:change-id="ct161701720"/><text:change-start text:change-id="ct161168424"/></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61168424"/><text:change-start text:change-id="ct161834920"/><text:span text:style-name="T37">ompatiblitätsgründen jedoch weiterhin.</text:span><text:change-end text:change-id="ct161834920"/><text:change-start text:change-id="ct170210376"/></text:p>
      <text:h text:style-name="Heading_20_2" text:outline-level="2"><text:bookmark-start text:name="__RefHeading___Toc1635_797554802"/>metadata.json: Alias für "actions" eingeführt "views"<text:bookmark-end text:name="__RefHeading___Toc1635_797554802"/></text:h>
      <text:p text:style-name="P79"><text:span text:style-name="T37">Das Attribut </text:span>„<text:span text:style-name="T38">actions</text:span>“ <text:span text:style-name="T37">wurde in „views“ umbenannt. „actions“ funktioniert aus Kompatiblitätsgründen jedoch weiterhin.</text:span><text:change-end text:change-id="ct170210376"/><text:change-start text:change-id="ct161168160"/></text:p>
      <text:h text:style-name="P3" text:outline-level="1"><text:bookmark-start text:name="__RefHeading___Toc1637_797554802"/><text:change-end text:change-id="ct161168160"/><text:change text:change-id="ct161167672"/><text:change text:change-id="ct161702192"/><text:change text:change-id="ct161166912"/><text:change text:change-id="ct161702504"/><text:change text:change-id="ct161167960"/><text:change-start text:change-id="ct161167784"/><text:span text:style-name="T32">D</text:span><text:change-end text:change-id="ct161167784"/>urchführung der Installation<text:bookmark-end text:name="__RefHeading___Toc1637_797554802"/></text:h>
      <text:list xml:id="list341492077909500993" text:style-name="L8">
        <text:list-item>
          <text:p text:style-name="P66"><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67">Wenn Sie UliCMS in de<text:span text:style-name="T30">m</text:span> Hauptordner hochgeladen haben, rufen Sie [www.ihredomain.de]/installer im Browser auf.</text:p>
        </text:list-item>
        <text:list-item>
          <text:p text:style-name="P67">Wenn Sie UliCMS in eine<text:span text:style-name="T30">m</text:span> Unterordner hochgeladen haben, rufen Sie [www.ihredomain.de]/[ihr-unterordner]/installer im Browser auf.<text:line-break/>Die eckigen Klammern sind Platzhalter.</text:p>
        </text:list-item>
        <text:list-item>
          <text:p text:style-name="P67">Folgen Sie den Anweisungen des Installationsassistenten.</text:p>
        </text:list-item>
        <text:list-item>
          <text:p text:style-name="P68"><text:bookmark-start text:name="__RefHeading__616_716240178"/>Löschen Sie nach erfolgreichen Abschluss der Installation den Ordner „installer“ vom Server.<text:bookmark-end text:name="__RefHeading__616_716240178"/><text:change-start text:change-id="ct160875608"/></text:p>
        </text:list-item>
      </text:list>
      <text:h text:style-name="Heading_20_1" text:outline-level="1"><text:bookmark-start text:name="__RefHeading___Toc6932_1558993862"/><text:change-end text:change-id="ct160875608"/><text:change text:change-id="ct160875720"/>Durchführung eines Upgrades<text:bookmark-end text:name="__RefHeading___Toc6932_1558993862"/></text:h>
      <text:p text:style-name="P22"><text:span text:style-name="T9">Ein Upgrade kann nur von UliCMS 2017.1</text:span><text:change text:change-id="ct160877608"/><text:change-start text:change-id="ct160876672"/><text:span text:style-name="T9">,</text:span><text:change-end text:change-id="ct160876672"/><text:span text:style-name="T11"> UliCMS 2017.2</text:span><text:span text:style-name="T9"> </text:span><text:change-start text:change-id="ct160879480"/><text:span text:style-name="T27">oder UliCMS 2017.3 </text:span><text:change-end text:change-id="ct160879480"/><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494308712600942348" text:style-name="L9">
        <text:list-item>
          <text:p text:style-name="P69">Entpacken Sie das heruntergeladene Upgrade-Paket.</text:p>
        </text:list-item>
        <text:list-item>
          <text:p text:style-name="P6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3814512790627" text:continue-numbering="true" text:style-name="L9">
        <text:list-item>
          <text:p text:style-name="P73"><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91745D3E91AC99AE.png" xlink:type="simple" xlink:show="embed" xlink:actuate="onLoad"/></draw:frame><text:change text:change-id="ct162037504"/><text:change text:change-id="ct162037392"/>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4">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5">Loggen Sie sich nun in das CMS ein, prüfen Sie, ob eine Paketquelle für diese Version von UliCMS ausgewählt ist.</text:p>
        </text:list-item>
        <text:list-item>
          <text:p text:style-name="P76">Falls Patches für UliCMS verfügbar sind, installieren Sie diese.</text:p>
        </text:list-item>
        <text:list-item>
          <text:p text:style-name="P77">Leeren Sie den Cache des CMS.</text:p>
        </text:list-item>
        <text:list-item>
          <text:p text:style-name="P78">Rufen Sie „Pakete“ auf, und merken Sie sich alle Pakete, deren Versionsnummer rot markiert ist. Installieren Sie die neuen Versionen dieser Pakete.</text:p>
        </text:list-item>
        <text:list-item>
          <text:p text:style-name="P78">Falls Probleme mit Modulen und Themes auftreten, die nicht aus der Paketquelle stammen, prüfen Sie, ob von diesen Paketen beim Hersteller eine neue Version verfügbar ist, und installieren Sie diese gegebenenfalls.</text:p>
        </text:list-item>
      </text:list>
      <text:h text:style-name="P96"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text:s/>Abbildung 1: Sprachenauswahl in der Gruppe<text:tab/>3</text:p>
          <text:p text:style-name="P52"><text:s/>Abbildung 2: Schnipsel Code<text:tab/>4</text:p>
          <text:p text:style-name="P52"><text:s/>Abbildung 3: Textfeld zur Filterung von HTML-Tags<text:tab/>4</text:p>
          <text:p text:style-name="P52"><text:s/>Abbildung 4: Hinweis auf fehlendes Mobile_Detect Modul<text:tab/>5</text:p>
          <text:p text:style-name="P52"><text:s/>Abbildung 5: Gruppenfilter<text:tab/>5</text:p>
          <text:p text:style-name="P52"><text:s/>Abbildung 6: Icon mit Link zur Gruppe<text:tab/>5</text:p>
          <text:p text:style-name="P52"><text:s/>Abbildung 7: Auswahl für Standardsprache<text:tab/>6</text:p>
          <text:p text:style-name="P52"><text:s/>Abbildung 8: Sprachauswahl beim Login<text:tab/>6</text:p>
          <text:p text:style-name="P52"><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039227BF61ACA796.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2T11:38:14.101820862">02.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22M11S</meta:editing-duration>
    <meta:editing-cycles>816</meta:editing-cycles>
    <meta:generator>LibreOffice/5.1.6.2$Linux_x86 LibreOffice_project/10m0$Build-2</meta:generator>
    <dc:date>2017-07-02T11:38:13.893617896</dc:date>
    <meta:document-statistic meta:table-count="0" meta:image-count="16" meta:object-count="0" meta:page-count="12" meta:paragraph-count="173" meta:word-count="1588" meta:character-count="12427" meta:non-whitespace-character-count="11043"/>
  </office:meta>
</office:document-meta>
</file>